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</office:automatic-styles>
  <office:body>
    <office:text>
      <text:p text:style-name="Title">notatka 7</text:p>
      <text:p text:style-name="Author">Tomasz Olczyk</text:p>
      <text:p text:style-name="Date">2024-03-19</text:p>
      <text:p text:style-name="Text_20_body">Dziiejsza data 2024-03-19</text:p>
      <text:p text:style-name="Text_20_body">dwa plus dwa = 4</text:p>
      <text:h text:style-name="Heading_20_2" text:outline-level="2"><text:bookmark-start text:name="aby-renderować-pdf-potrzeba-najpierw-zainstalować-instalować-tinytex"/>aby renderować pdf potrzeba najpierw zainstalować instalować tinytex<text:bookmark-end text:name="aby-renderować-pdf-potrzeba-najpierw-zainstalować-instalować-tinytex"/></text:h>
      <text:p text:style-name="First_20_paragraph">[@jay1984]</text:p>
      <text:p text:style-name="Text_20_body">[@goffman1956]</text:p>
      <text:h text:style-name="Heading_20_1" text:outline-level="1"><text:bookmark-start text:name="instalacja-tinytex---lekkiej-dystrybucji-latexa"/>instalacja tinytex - lekkiej dystrybucji latexa<text:bookmark-end text:name="instalacja-tinytex---lekkiej-dystrybucji-latexa"/></text:h>
      <text:p text:style-name="P1">#install.packages ("tinytex" )</text:p>
      <text:p text:style-name="P2">library(tinytex)</text:p>
      <text:p text:style-name="P3"/>
      <text:p text:style-name="P4"># moze zadziała jak się użyje tego</text:p>
      <text:p text:style-name="P5">tinytex::install_tinytex()</text:p>
      <text:h text:style-name="Heading_20_2" text:outline-level="2"><text:bookmark-start text:name="biblioteki"/>biblioteki<text:bookmark-end text:name="biblioteki"/></text:h>
      <text:p text:style-name="P6">library(tidyver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notatka 7</dc:title>
    <dc:description/>
    <dc:subject/>
    <meta:keyword/>
    <meta:initial-creator>Tomasz Olczyk</meta:initial-creator>
    <dc:creator>Tomasz Olczyk</dc:creator>
    <meta:creation-date>2024-03-19T19:35:42Z</meta:creation-date>
    <dc:date>2024-03-19T19:35:42Z</dc:date>
    <meta:user-defined meta:name="date" meta:value-type="string">2024-03-19</meta:user-defined>
    <meta:user-defined meta:name="output" meta:value-type="string"/>
  </office:meta>
</office:document-meta>
</file>